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3.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5cm" fo:min-width="4.28cm"/>
    </style:style>
    <style:style style:name="gr3" style:family="graphic" style:parent-style-name="standard">
      <style:graphic-properties draw:marker-start="Circle_20_unfilled" draw:marker-end="Arrow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5cm" fo:min-width="4.7cm"/>
    </style:style>
    <style:style style:name="gr5" style:family="graphic" style:parent-style-name="standard">
      <style:graphic-properties draw:marker-start="Diamond" draw:marker-end="Arrow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standard">
      <style:graphic-properties draw:marker-end="Triangle_20_unfilled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15cm" fo:min-width="6.649cm" fo:wrap-option="no-wrap"/>
    </style:style>
    <style:style style:name="gr9" style:family="graphic" style:parent-style-name="standard">
      <style:graphic-properties draw:marker-start="Diamond_20_unfilled" draw:marker-end="Arrow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58cm" fo:min-width="2.33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8.65cm" fo:min-width="3.3cm"/>
    </style:style>
    <style:style style:name="gr12" style:family="graphic" style:parent-style-name="standard">
      <style:graphic-properties draw:textarea-horizontal-align="justify" draw:textarea-vertical-align="middle" draw:auto-grow-height="false" fo:min-height="3.05cm" fo:min-width="0.1cm"/>
    </style:style>
    <style:style style:name="gr13" style:family="graphic" style:parent-style-name="standard">
      <style:graphic-properties svg:stroke-color="#993366" draw:fill-color="#993366" draw:textarea-horizontal-align="justify" draw:textarea-vertical-align="middle" draw:auto-grow-height="false" fo:min-height="3.05cm" fo:min-width="0.1cm"/>
    </style:style>
    <style:style style:name="gr14" style:family="graphic" style:parent-style-name="standard">
      <style:graphic-properties svg:stroke-color="#ffd320" draw:fill-color="#ffd320" draw:textarea-horizontal-align="justify" draw:textarea-vertical-align="middle" draw:auto-grow-height="false" fo:min-height="3.05cm" fo:min-width="0.1cm"/>
    </style:style>
    <style:style style:name="gr15" style:family="graphic" style:parent-style-name="standard">
      <style:graphic-properties svg:stroke-color="#579d1c" draw:fill-color="#579d1c" draw:textarea-horizontal-align="justify" draw:textarea-vertical-align="middle" draw:auto-grow-height="false" fo:min-height="3.05cm" fo:min-width="0.1cm"/>
    </style:style>
    <style:style style:name="gr16" style:family="graphic" style:parent-style-name="standard">
      <style:graphic-properties draw:marker-end="Arrow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3.75cm" fo:min-width="3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26cm"/>
    </style:style>
    <style:style style:name="gr19" style:family="graphic" style:parent-style-name="standard">
      <style:graphic-properties draw:marker-end="Arrow" draw:fill="none" draw:textarea-horizontal-align="justify" draw:textarea-vertical-align="middle" draw:auto-grow-height="false" fo:min-height="4.276cm" fo:min-width="1.622cm"/>
    </style:style>
    <style:style style:name="gr20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draw:marker-start="Arrow" draw:fill="none" draw:textarea-vertical-align="middle"/>
    </style:style>
    <style:style style:name="gr23" style:family="graphic" style:parent-style-name="objectwithoutfill">
      <style:graphic-properties draw:marker-end="Arrow" draw:fill="none" draw:textarea-vertical-align="middle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2.749cm" fo:min-width="6.549cm" fo:wrap-option="no-wrap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2.749cm" fo:min-width="4.849cm" fo:wrap-option="no-wrap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2.749cm" fo:min-width="6.15cm" fo:wrap-option="no-wrap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4.65cm" fo:min-width="12.6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8pt"/>
    </style:style>
    <style:style style:name="P3" style:family="paragraph">
      <loext:graphic-properties draw:fill="none"/>
      <style:paragraph-properties fo:text-align="center"/>
      <style:text-properties fo:font-size="10pt" fo:font-style="italic" style:font-size-asian="10pt" style:font-style-asian="italic" style:font-size-complex="18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8pt"/>
    </style:style>
    <style:style style:name="P5" style:family="paragraph">
      <loext:graphic-properties draw:fill="none" draw:fill-color="#ffffff"/>
      <style:text-properties fo:font-size="10pt" style:font-size-asian="10pt" style:font-size-complex="18pt"/>
    </style:style>
    <style:style style:name="P6" style:family="paragraph">
      <loext:graphic-properties draw:fill="none"/>
      <style:paragraph-properties fo:text-align="center"/>
      <style:text-properties fo:font-size="10pt" fo:font-style="normal" style:font-size-asian="10pt" style:font-style-asian="normal" style:font-size-complex="18pt" style:font-style-complex="normal"/>
    </style:style>
    <style:style style:name="P7" style:family="paragraph">
      <loext:graphic-properties draw:fill="none"/>
      <style:paragraph-properties fo:text-align="center"/>
      <style:text-properties fo:font-size="10pt" fo:font-style="italic" fo:font-weight="normal" style:font-size-asian="10pt" style:font-style-asian="italic" style:font-weight-asian="normal" style:font-size-complex="18pt" style:font-style-complex="italic" style:font-weight-complex="normal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8pt"/>
    </style:style>
    <style:style style:name="P9" style:family="paragraph">
      <style:paragraph-properties fo:text-align="center"/>
      <style:text-properties fo:font-size="12pt" style:font-size-asian="12pt" style:font-size-complex="18pt"/>
    </style:style>
    <style:style style:name="P10" style:family="paragraph">
      <loext:graphic-properties draw:fill-color="#993366"/>
      <style:paragraph-properties fo:text-align="center"/>
      <style:text-properties fo:font-size="12pt" style:font-size-asian="12pt" style:font-size-complex="18pt"/>
    </style:style>
    <style:style style:name="P11" style:family="paragraph">
      <loext:graphic-properties draw:fill-color="#ffd320"/>
      <style:paragraph-properties fo:text-align="center"/>
      <style:text-properties fo:font-size="12pt" style:font-size-asian="12pt" style:font-size-complex="18pt"/>
    </style:style>
    <style:style style:name="P12" style:family="paragraph">
      <loext:graphic-properties draw:fill-color="#579d1c"/>
      <style:paragraph-properties fo:text-align="center"/>
      <style:text-properties fo:font-size="12pt" style:font-size-asian="12pt" style:font-size-complex="18pt"/>
    </style:style>
    <style:style style:name="P13" style:family="paragraph">
      <loext:graphic-properties draw:fill="none" draw:fill-color="#ffffff"/>
      <style:text-properties fo:font-size="12pt" style:font-size-asian="12pt" style:font-size-complex="18pt"/>
    </style:style>
    <style:style style:name="T1" style:family="text">
      <style:text-properties fo:font-size="10pt" style:font-size-asian="10pt" style:font-size-complex="18pt"/>
    </style:style>
    <style:style style:name="T2" style:family="text">
      <style:text-properties fo:font-size="10pt" fo:font-style="italic" style:font-size-asian="10pt" style:font-style-asian="italic" style:font-size-complex="18pt" style:font-style-complex="italic"/>
    </style:style>
    <style:style style:name="T3" style:family="text">
      <style:text-properties fo:font-size="10pt" fo:font-style="normal" style:font-size-asian="10pt" style:font-style-asian="normal" style:font-size-complex="18pt" style:font-style-complex="normal"/>
    </style:style>
    <style:style style:name="T4" style:family="text">
      <style:text-properties fo:font-size="10pt" fo:font-style="italic" fo:font-weight="normal" style:font-size-asian="10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2pt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1cm" svg:x="3.3cm" svg:y="1.2cm">
          <text:p text:style-name="P1"><text:span text:style-name="T1">ASCOM.LX90.Telesco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78cm" svg:height="1cm" svg:x="13.6cm" svg:y="1.2cm">
          <text:p text:style-name="P1"><text:span text:style-name="T2">ASCOM.ITelescopeV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6cm" svg:y1="1.7cm" svg:x2="13.6cm" svg:y2="1.7cm" draw:start-shape="id1" draw:start-glue-point="1" draw:end-shape="id2" draw:end-glue-point="3" svg:d="M7600 1700h6000" svg:viewBox="0 0 6001 1">
          <text:p text:style-name="P1"><text:span text:style-name="T1">&lt;&lt;exposes&gt;&gt;</text:span></text:p>
        </draw:connector>
        <draw:custom-shape draw:style-name="gr4" draw:text-style-name="P3" xml:id="id3" draw:id="id3" draw:layer="layout" svg:width="5.2cm" svg:height="1cm" svg:x="8cm" svg:y="3.4cm">
          <text:p text:style-name="P1"><text:span text:style-name="T2">ASCOM.LX90.DriverStateBas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-0.499cm" svg:x1="10.6cm" svg:y1="3.4cm" svg:x2="13.2cm" svg:y2="3.9cm" draw:start-shape="id3" draw:start-glue-point="0" draw:end-shape="id3" draw:end-glue-point="1" svg:d="M10600 3400v-1000h3101v1500h-501" svg:viewBox="0 0 3102 1501">
          <text:p text:style-name="P1"><text:span text:style-name="T1">&lt;&lt;has&gt;&gt;</text:span></text:p>
        </draw:connector>
        <draw:frame draw:style-name="gr6" draw:text-style-name="P5" draw:layer="layout" svg:width="0.7cm" svg:height="0.645cm" svg:x="9.8cm" svg:y="2.8cm">
          <draw:text-box>
            <text:p><text:span text:style-name="T1">1</text:span></text:p>
          </draw:text-box>
        </draw:frame>
        <draw:frame draw:style-name="gr6" draw:text-style-name="P5" draw:layer="layout" svg:width="0.7cm" svg:height="0.645cm" svg:x="13.2cm" svg:y="4.001cm">
          <draw:text-box>
            <text:p><text:span text:style-name="T1">2</text:span></text:p>
          </draw:text-box>
        </draw:frame>
        <draw:custom-shape draw:style-name="gr4" draw:text-style-name="P6" xml:id="id4" draw:id="id4" draw:layer="layout" svg:width="5.2cm" svg:height="1cm" svg:x="1.4cm" svg:y="5.7cm">
          <text:p text:style-name="P1"><text:span text:style-name="T3">Disconnected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2cm" svg:height="1cm" svg:x="11.3cm" svg:y="5.7cm">
          <text:p text:style-name="P1"><text:span text:style-name="T2">Connected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5.2cm" svg:height="1cm" svg:x="7.1cm" svg:y="8.1cm">
          <text:p text:style-name="P1"><text:span text:style-name="T2">Track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cm" svg:y1="5.7cm" svg:x2="10.6cm" svg:y2="4.4cm" draw:start-shape="id4" draw:start-glue-point="0" draw:end-shape="id3" draw:end-glue-point="2" svg:d="M4000 5700v-650h6600v-650" svg:viewBox="0 0 6601 1301">
          <text:p/>
        </draw:connector>
        <draw:connector draw:style-name="gr7" draw:text-style-name="P1" draw:layer="layout" svg:x1="13.9cm" svg:y1="5.7cm" svg:x2="10.6cm" svg:y2="4.4cm" draw:start-shape="id5" draw:start-glue-point="0" draw:end-shape="id3" draw:end-glue-point="2" svg:d="M13900 5700v-650h-3300v-650" svg:viewBox="0 0 3301 1301">
          <text:p/>
        </draw:connector>
        <draw:custom-shape draw:style-name="gr4" draw:text-style-name="P6" xml:id="id6" draw:id="id6" draw:layer="layout" svg:width="5.2cm" svg:height="1cm" svg:x="1.406cm" svg:y="8.1cm">
          <text:p text:style-name="P1"><text:span text:style-name="T3">Parked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006cm" svg:y1="8.1cm" svg:x2="4cm" svg:y2="6.7cm" draw:start-shape="id6" draw:start-glue-point="0" draw:end-shape="id4" draw:end-glue-point="2" svg:d="M4006 8100v-700h-6v-700" svg:viewBox="0 0 7 1401">
          <text:p/>
        </draw:connector>
        <draw:custom-shape draw:style-name="gr4" draw:text-style-name="P3" xml:id="id8" draw:id="id8" draw:layer="layout" svg:width="5.2cm" svg:height="1cm" svg:x="1.4cm" svg:y="10.7cm">
          <text:p text:style-name="P1"><text:span text:style-name="T2">PrimaryAxisTrack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9" draw:id="id9" draw:layer="layout" svg:width="5.2cm" svg:height="1cm" svg:x="7.1cm" svg:y="10.7cm">
          <text:p text:style-name="P1"><text:span text:style-name="T3">SecondaryAxisTrack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7cm" svg:y1="8.1cm" svg:x2="13.9cm" svg:y2="6.7cm" draw:start-shape="id7" draw:start-glue-point="0" draw:end-shape="id5" draw:end-glue-point="2" svg:d="M9700 8100v-700h4200v-700" svg:viewBox="0 0 4201 1401">
          <text:p/>
        </draw:connector>
        <draw:connector draw:style-name="gr7" draw:text-style-name="P1" draw:layer="layout" svg:x1="4cm" svg:y1="10.7cm" svg:x2="9.7cm" svg:y2="9.1cm" draw:start-shape="id8" draw:start-glue-point="0" draw:end-shape="id7" draw:end-glue-point="2" svg:d="M4000 10700v-800h5700v-800" svg:viewBox="0 0 5701 1601">
          <text:p/>
        </draw:connector>
        <draw:connector draw:style-name="gr7" draw:text-style-name="P1" draw:layer="layout" svg:x1="9.7cm" svg:y1="10.7cm" svg:x2="9.7cm" svg:y2="9.1cm" draw:start-shape="id9" draw:start-glue-point="0" draw:end-shape="id7" draw:end-glue-point="2" svg:d="M9700 10700v-1600" svg:viewBox="0 0 1 1601">
          <text:p/>
        </draw:connector>
        <draw:custom-shape draw:style-name="gr4" draw:text-style-name="P6" xml:id="id10" draw:id="id10" draw:layer="layout" svg:width="5.2cm" svg:height="1cm" svg:x="1.4cm" svg:y="13cm">
          <text:p text:style-name="P1"><text:span text:style-name="T3">SiderealTrack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1" draw:id="id11" draw:layer="layout" svg:width="5.2cm" svg:height="1cm" svg:x="7.1cm" svg:y="13cm">
          <text:p text:style-name="P1"><text:span text:style-name="T3">LunarTrack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cm" svg:y1="13cm" svg:x2="4cm" svg:y2="11.7cm" draw:start-shape="id10" draw:start-glue-point="0" draw:end-shape="id8" draw:end-glue-point="2" svg:d="M4000 13000v-1300" svg:viewBox="0 0 1 1301">
          <text:p/>
        </draw:connector>
        <draw:connector draw:style-name="gr7" draw:text-style-name="P1" draw:layer="layout" svg:x1="9.7cm" svg:y1="13cm" svg:x2="4cm" svg:y2="11.7cm" draw:start-shape="id11" draw:start-glue-point="0" draw:end-shape="id8" draw:end-glue-point="2" svg:d="M9700 13000v-650h-5700v-650" svg:viewBox="0 0 5701 1301">
          <text:p/>
        </draw:connector>
        <draw:custom-shape draw:style-name="gr8" draw:text-style-name="P2" draw:layer="layout" svg:width="7.149cm" svg:height="3.4cm" svg:x="18.8cm" svg:y="3.1cm">
          <text:p text:style-name="P1"><text:span text:style-name="T1">ASCOM.LX90.DriverStateBase</text:span></text:p>
          <text:p text:style-name="P1"><text:span text:style-name="T1">has two public static members of this</text:span></text:p>
          <text:p text:style-name="P1"><text:span text:style-name="T1">type. MasterCurrentState is the primary</text:span></text:p>
          <text:p text:style-name="P1"><text:span text:style-name="T1">axis current state and the state of both axes</text:span></text:p>
          <text:p text:style-name="P1"><text:span text:style-name="T1">state when dual axis movement (slews to</text:span></text:p>
          <text:p text:style-name="P1"><text:span text:style-name="T1">coordinates or alt/az) take place.</text:span></text:p>
          <text:p text:style-name="P1"><text:span text:style-name="T1">SecondaryAxisCurrentState only ever</text:span></text:p>
          <text:p text:style-name="P1"><text:span text:style-name="T1">represents the Dec/Alt axis.</text:span></text:p>
          <draw:enhanced-geometry svg:viewBox="0 0 21600 21600" draw:mirror-horizontal="false" draw:type="line-callout-2" draw:modifiers="-14132.1398601399 3734.43104969127 -3600 4000 -755.244755244755 3518.49456042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7" xml:id="id12" draw:id="id12" draw:layer="layout" svg:width="5.2cm" svg:height="1cm" svg:x="13.2cm" svg:y="8.1cm">
          <text:p text:style-name="P1"><text:span text:style-name="T4">AxisMov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.8cm" svg:y1="8.1cm" svg:x2="13.9cm" svg:y2="6.7cm" draw:start-shape="id12" draw:end-shape="id5" draw:end-glue-point="2" svg:d="M15800 8100v-700h-1900v-700" svg:viewBox="0 0 1901 1401">
          <text:p/>
        </draw:connector>
        <draw:custom-shape draw:style-name="gr4" draw:text-style-name="P3" xml:id="id13" draw:id="id13" draw:layer="layout" svg:width="5.2cm" svg:height="1cm" svg:x="12.6cm" svg:y="14.9cm">
          <text:p text:style-name="P1"><text:span text:style-name="T2">PrimaryAxisMov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5.2cm" svg:height="1cm" svg:x="18cm" svg:y="14.9cm">
          <text:p text:style-name="P1"><text:span text:style-name="T2">SecondaryAxisMov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5.2cm" svg:height="1cm" svg:x="32.2cm" svg:y="14.9cm">
          <text:p text:style-name="P1"><text:span text:style-name="T2">DualAxisMov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.2cm" svg:y1="14.9cm" svg:x2="15.8cm" svg:y2="9.1cm" draw:start-shape="id13" draw:start-glue-point="0" draw:end-shape="id12" svg:d="M15200 14900v-2900h600v-2900" svg:viewBox="0 0 601 5801">
          <text:p/>
        </draw:connector>
        <draw:connector draw:style-name="gr7" draw:text-style-name="P1" draw:layer="layout" svg:x1="20.6cm" svg:y1="14.9cm" svg:x2="15.8cm" svg:y2="9.1cm" draw:start-shape="id14" draw:start-glue-point="0" draw:end-shape="id12" draw:end-glue-point="2" svg:d="M20600 14900v-2900h-4800v-2900" svg:viewBox="0 0 4801 5801">
          <text:p/>
        </draw:connector>
        <draw:connector draw:style-name="gr7" draw:text-style-name="P1" draw:layer="layout" svg:x1="34.8cm" svg:y1="14.9cm" svg:x2="15.8cm" svg:y2="9.1cm" draw:start-shape="id15" draw:start-glue-point="0" draw:end-shape="id12" draw:end-glue-point="2" svg:d="M34800 14900v-2900h-19000v-2900" svg:viewBox="0 0 19001 5801">
          <text:p/>
        </draw:connector>
        <draw:custom-shape draw:style-name="gr4" draw:text-style-name="P6" xml:id="id16" draw:id="id16" draw:layer="layout" svg:width="5.2cm" svg:height="1cm" svg:x="7.1cm" svg:y="19.1cm">
          <text:p text:style-name="P1"><text:span text:style-name="T3">SlewPrimaryAxis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7" draw:id="id17" draw:layer="layout" svg:width="5.2cm" svg:height="1cm" svg:x="12.6cm" svg:y="19.1cm">
          <text:p text:style-name="P1"><text:span text:style-name="T3">PulseGuidePrimaryAxis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1cm" svg:x1="9.7cm" svg:y1="19.1cm" svg:x2="15.2cm" svg:y2="15.9cm" draw:start-shape="id16" draw:start-glue-point="0" draw:end-shape="id13" draw:end-glue-point="2" svg:d="M9700 19100v-1500h5500v-1700" svg:viewBox="0 0 5501 3201">
          <text:p/>
        </draw:connector>
        <draw:connector draw:style-name="gr7" draw:text-style-name="P1" draw:layer="layout" svg:x1="15.2cm" svg:y1="19.1cm" svg:x2="15.2cm" svg:y2="15.9cm" draw:start-shape="id17" draw:start-glue-point="0" draw:end-shape="id13" draw:end-glue-point="2" svg:d="M15200 19100v-3200" svg:viewBox="0 0 1 3201">
          <text:p/>
        </draw:connector>
        <draw:custom-shape draw:style-name="gr4" draw:text-style-name="P6" xml:id="id18" draw:id="id18" draw:layer="layout" svg:width="5.2cm" svg:height="1cm" svg:x="18cm" svg:y="19.1cm">
          <text:p text:style-name="P1"><text:span text:style-name="T3">SlewSecondaryAxis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9" draw:id="id19" draw:layer="layout" svg:width="5.2cm" svg:height="1cm" svg:x="23.6cm" svg:y="19.1cm">
          <text:p text:style-name="P1"><text:span text:style-name="T3">PulseGuideSecondaryAxis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.6cm" svg:y1="19.1cm" svg:x2="20.6cm" svg:y2="15.9cm" draw:start-shape="id18" draw:start-glue-point="0" draw:end-shape="id14" draw:end-glue-point="2" svg:d="M20600 19100v-3200" svg:viewBox="0 0 1 3201">
          <text:p/>
        </draw:connector>
        <draw:connector draw:style-name="gr7" draw:text-style-name="P1" draw:layer="layout" draw:line-skew="0.1cm" svg:x1="26.2cm" svg:y1="19.1cm" svg:x2="20.6cm" svg:y2="15.9cm" draw:start-shape="id19" draw:start-glue-point="0" draw:end-shape="id14" draw:end-glue-point="2" svg:d="M26200 19100v-1500h-5600v-1700" svg:viewBox="0 0 5601 3201">
          <text:p/>
        </draw:connector>
        <draw:custom-shape draw:style-name="gr4" draw:text-style-name="P6" xml:id="id20" draw:id="id20" draw:layer="layout" svg:width="5.2cm" svg:height="1cm" svg:x="29.2cm" svg:y="19.1cm">
          <text:p text:style-name="P1"><text:span text:style-name="T3">SlewToAltAz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1" draw:id="id21" draw:layer="layout" svg:width="5.2cm" svg:height="1cm" svg:x="34.8cm" svg:y="19.1cm">
          <text:p text:style-name="P1"><text:span text:style-name="T3">SlewToCoordinates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1.8cm" svg:y1="19.1cm" svg:x2="34.8cm" svg:y2="15.9cm" draw:start-shape="id20" draw:start-glue-point="0" draw:end-shape="id15" draw:end-glue-point="2" svg:d="M31800 19100v-1600h3000v-1600" svg:viewBox="0 0 3001 3201">
          <text:p/>
        </draw:connector>
        <draw:connector draw:style-name="gr7" draw:text-style-name="P1" draw:layer="layout" svg:x1="37.4cm" svg:y1="19.1cm" svg:x2="34.8cm" svg:y2="15.9cm" draw:start-shape="id21" draw:start-glue-point="0" draw:end-shape="id15" draw:end-glue-point="2" svg:d="M37400 19100v-1600h-2600v-1600" svg:viewBox="0 0 2601 3201">
          <text:p/>
        </draw:connector>
        <draw:connector draw:style-name="gr9" draw:text-style-name="P4" draw:layer="layout" svg:x1="5.45cm" svg:y1="2.2cm" svg:x2="8cm" svg:y2="3.9cm" draw:start-shape="id1" draw:start-glue-point="2" draw:end-shape="id3" draw:end-glue-point="3" svg:d="M5450 2200v1700h2550" svg:viewBox="0 0 2551 1701">
          <text:p text:style-name="P1"><text:span text:style-name="T1">&lt;&lt;uses&gt;&gt;</text:span></text:p>
        </draw:connector>
      </draw:page>
      <draw:page draw:name="page2" draw:style-name="dp1" draw:master-page-name="Default">
        <draw:custom-shape draw:style-name="gr10" draw:text-style-name="P8" xml:id="id24" draw:id="id24" draw:layer="layout" svg:width="4cm" svg:height="4cm" svg:x="3.2cm" svg:y="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8" xml:id="id22" draw:id="id22" draw:layer="layout" svg:width="3.8cm" svg:height="8.9cm" svg:x="12cm" svg:y="7.5cm">
          <text:p text:style-name="P1"><text:span text:style-name="T5">In process</text:span></text:p>
          <text:p text:style-name="P1"><text:span text:style-name="T5">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5" draw:id="id25" draw:layer="layout" svg:width="4cm" svg:height="4cm" svg:x="3.201cm" svg:y="12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9" xml:id="id23" draw:id="id23" draw:layer="layout" svg:width="0.6cm" svg:height="3.3cm" svg:x="18.7cm" svg:y="10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6cm" svg:height="3.3cm" svg:x="19.3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cm" svg:height="3.3cm" svg:x="19.9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6cm" svg:height="3.3cm" svg:x="20.5cm" svg:y="10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3.3cm" svg:x="21.1cm" svg:y="10.3cm">
          <text:p/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15.8cm" svg:y1="11.95cm" svg:x2="18.7cm" svg:y2="11.95cm" draw:start-shape="id22" draw:start-glue-point="1" draw:end-shape="id23" draw:end-glue-point="3" svg:d="M15800 11950h2900" svg:viewBox="0 0 2901 1">
          <text:p/>
        </draw:connector>
        <draw:custom-shape draw:style-name="gr17" draw:text-style-name="P8" draw:layer="layout" svg:width="3.8cm" svg:height="4cm" svg:x="35.3cm" svg:y="9.8cm">
          <text:p text:style-name="P1"><text:span text:style-name="T5">Mou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cm" svg:height="3.3cm" svg:x="21.7cm" svg:y="10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6cm" svg:height="3.3cm" svg:x="22.3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cm" svg:height="3.3cm" svg:x="22.9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6cm" svg:height="3.3cm" svg:x="23.5cm" svg:y="10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26" draw:id="id26" draw:layer="layout" svg:width="0.6cm" svg:height="3.3cm" svg:x="24.1cm" svg:y="10.3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6.526cm" svg:height="1.673cm" svg:x="18.5cm" svg:y="13.7cm">
          <draw:text-box>
            <text:p><text:span text:style-name="T5">Thread safe queue of</text:span></text:p>
            <text:p><text:span text:style-name="T5">tasks</text:span></text:p>
          </draw:text-box>
        </draw:frame>
        <draw:connector draw:style-name="gr16" draw:text-style-name="P9" draw:layer="layout" svg:x1="7.2cm" svg:y1="9.5cm" svg:x2="12cm" svg:y2="11.95cm" draw:start-shape="id24" draw:start-glue-point="10" draw:end-shape="id22" draw:end-glue-point="3" svg:d="M7200 9500h2401v2450h2399" svg:viewBox="0 0 4801 2451">
          <text:p/>
        </draw:connector>
        <draw:connector draw:style-name="gr16" draw:text-style-name="P9" draw:layer="layout" svg:x1="7.201cm" svg:y1="14.501cm" svg:x2="12cm" svg:y2="11.95cm" draw:start-shape="id25" draw:start-glue-point="10" draw:end-shape="id22" draw:end-glue-point="3" svg:d="M7201 14501h2400v-2551h2399" svg:viewBox="0 0 4800 2552">
          <text:p/>
        </draw:connector>
        <draw:custom-shape draw:style-name="gr19" draw:text-style-name="P8" draw:layer="layout" svg:width="3cm" svg:height="6.4cm" svg:x="27.8cm" svg:y="8.9cm">
          <text:p text:style-name="P1"><text:span text:style-name="T5">Worker</text:span></text:p>
          <text:p text:style-name="P1"><text:span text:style-name="T5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xml:id="id27" draw:id="id27" draw:layer="layout" svg:x1="27.8cm" svg:y1="12.6cm" svg:x2="27.8cm" svg:y2="11.3cm">
          <text:p/>
        </draw:line>
        <draw:connector draw:style-name="gr16" draw:text-style-name="P9" draw:layer="layout" svg:x1="24.7cm" svg:y1="11.95cm" svg:x2="27.8cm" svg:y2="11.95cm" draw:start-shape="id26" draw:start-glue-point="1" draw:end-shape="id27" draw:end-glue-point="1" svg:d="M24700 11950h3100" svg:viewBox="0 0 3101 1">
          <text:p/>
        </draw:connector>
        <draw:line draw:style-name="gr21" draw:text-style-name="P8" draw:layer="layout" svg:x1="33.5cm" svg:y1="11.5cm" svg:x2="32.6cm" svg:y2="12.6cm">
          <text:p/>
        </draw:line>
        <draw:line draw:style-name="gr22" draw:text-style-name="P8" draw:layer="layout" svg:x1="30.8cm" svg:y1="11.5cm" svg:x2="33.5cm" svg:y2="11.5cm">
          <text:p/>
        </draw:line>
        <draw:line draw:style-name="gr23" draw:text-style-name="P8" draw:layer="layout" svg:x1="32.6cm" svg:y1="12.6cm" svg:x2="35.2cm" svg:y2="12.6cm">
          <text:p/>
        </draw:line>
        <draw:custom-shape draw:style-name="gr24" draw:text-style-name="P8" draw:layer="layout" svg:width="7.049cm" svg:height="2.999cm" svg:x="10.451cm" svg:y="17cm">
          <text:p text:style-name="P1"><text:span text:style-name="T5">ASCOM ITelescopeV3</text:span></text:p>
          <text:p text:style-name="P1"><text:span text:style-name="T5">interface exposed to</text:span></text:p>
          <text:p text:style-name="P1"><text:span text:style-name="T5">clients.</text:span></text:p>
          <draw:enhanced-geometry svg:viewBox="0 0 21600 21600" draw:mirror-horizontal="false" draw:type="line-callout-1" draw:modifiers="-8731.91489361702 -16552.8 -765.95744680851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8" draw:layer="layout" svg:width="5.349cm" svg:height="2.999cm" svg:x="34.951cm" svg:y="14.5cm">
          <text:p text:style-name="P1"><text:span text:style-name="T5">Single point</text:span></text:p>
          <text:p text:style-name="P1"><text:span text:style-name="T5">of comms to</text:span></text:p>
          <text:p text:style-name="P1"><text:span text:style-name="T5">the mount</text:span></text:p>
          <draw:enhanced-geometry svg:viewBox="0 0 21600 21600" draw:mirror-horizontal="false" draw:type="line-callout-1" draw:modifiers="-9084.11214953271 -8632.8 -1009.3457943925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8" draw:layer="layout" svg:width="6.65cm" svg:height="2.999cm" svg:x="18.5cm" svg:y="15.7cm">
          <text:p text:style-name="P1"><text:span text:style-name="T5">All state transitions</text:span></text:p>
          <text:p text:style-name="P1"><text:span text:style-name="T5">take place atomically</text:span></text:p>
          <text:p text:style-name="P1"><text:span text:style-name="T5">here,</text:span></text:p>
          <draw:enhanced-geometry svg:viewBox="0 0 21600 21600" draw:mirror-horizontal="true" draw:type="line-callout-1" draw:modifiers="-9902.02976995941 -9352.8 -808.660351826793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8" draw:layer="layout" svg:width="13.1cm" svg:height="4.9cm" svg:x="22.7cm" svg:y="3.6cm">
          <text:p text:style-name="P1"><text:span text:style-name="T5">Tasks are guaranteed to get to the head of the queue. </text:span></text:p>
          <text:p text:style-name="P1"><text:span text:style-name="T5">It just may be that a prior task has succeeded in changing</text:span></text:p>
          <text:p text:style-name="P1"><text:span text:style-name="T5">the state to one for which the new task’s operation is no longer </text:span></text:p>
          <text:p text:style-name="P1"><text:span text:style-name="T5">valid. The state may have a no-op implementation of the task’s</text:span></text:p>
          <text:p text:style-name="P1"><text:span text:style-name="T5">operation. In that manner, the invalid operation given the</text:span></text:p>
          <text:p text:style-name="P1"><text:span text:style-name="T5">current state is prevented.</text:span></text:p>
          <text:p text:style-name="P1"><text:span text:style-name="T5"/></text:p>
          <draw:enhanced-geometry svg:viewBox="0 0 21600 21600" draw:mirror-horizontal="false" draw:type="line-callout-1" draw:modifiers="-3158.96496450653 28166.8230973271 -412.182276162125 2437.216894511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17:54:56.759000000</meta:creation-date>
    <dc:date>2018-01-05T19:13:09.975000000</dc:date>
    <meta:editing-duration>PT48M48S</meta:editing-duration>
    <meta:editing-cycles>12</meta:editing-cycles>
    <meta:generator>LibreOffice/5.1.5.2$Windows_x86 LibreOffice_project/7a864d8825610a8c07cfc3bc01dd4fce6a9447e5</meta:generator>
    <meta:document-statistic meta:object-count="73"/>
  </office:meta>
</office:document-meta>
</file>